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8.3in" fo:margin-top="0in" fo:margin-bottom="0in" table:align="margins" style:writing-mode="lr-tb"/>
    </style:style>
    <style:style style:name="Table5.A" style:family="table-column">
      <style:table-column-properties style:column-width="1.3833in" style:rel-column-width="1662*"/>
    </style:style>
    <style:style style:name="Table5.B" style:family="table-column">
      <style:table-column-properties style:column-width="1.3826in" style:rel-column-width="1661*"/>
    </style:style>
    <style:style style:name="Table5.C" style:family="table-column">
      <style:table-column-properties style:column-width="1.384in" style:rel-column-width="1663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B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C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D1" style:family="table-cell">
      <style:table-cell-properties fo:background-color="#000000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F1" style:family="table-cell">
      <style:table-cell-properties fo:padding="0.0382in" fo:border="0.1pt solid #000000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bf317" officeooo:paragraph-rsid="001bf31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e6274" officeooo:paragraph-rsid="001e627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fe7ea" officeooo:paragraph-rsid="001fe7ea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9eb27" officeooo:paragraph-rsid="001d531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d531a" officeooo:paragraph-rsid="001d531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e6274" officeooo:paragraph-rsid="001d531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e6274" officeooo:paragraph-rsid="001e627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09eb7" officeooo:paragraph-rsid="00209eb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54bcb" officeooo:paragraph-rsid="00254bc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1d531a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DejaVu Sans Condensed1" fo:font-size="12pt" fo:font-weight="bold" officeooo:rsid="001fb0ba" officeooo:paragraph-rsid="00254bcb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254bcb" officeooo:paragraph-rsid="00254bcb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254bcb"/>
    </style:style>
    <style:style style:name="P16" style:family="paragraph" style:parent-style-name="Standard">
      <style:paragraph-properties fo:text-align="start" style:justify-single-word="false"/>
      <style:text-properties officeooo:paragraph-rsid="0025fb35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54bcb" officeooo:paragraph-rsid="00254bcb"/>
    </style:style>
    <style:style style:name="P18" style:family="paragraph" style:parent-style-name="Standard" style:list-style-name="L1">
      <style:text-properties style:font-name="DejaVu Sans Condensed1" fo:font-size="12pt" officeooo:rsid="001cb528" officeooo:paragraph-rsid="00254bcb" style:font-size-asian="12pt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rsid="001cb528" officeooo:paragraph-rsid="00254bcb" style:font-size-asian="12pt" style:font-size-complex="12pt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rsid="00254bcb" officeooo:paragraph-rsid="00254bcb" style:font-size-asian="12pt" style:font-size-complex="12pt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54bcb" officeooo:paragraph-rsid="00254bcb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text-properties style:font-name="DejaVu Sans Condensed1" officeooo:paragraph-rsid="00254bcb"/>
    </style:style>
    <style:style style:name="P23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25fb35"/>
    </style:style>
    <style:style style:name="T1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1e6274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1d531a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209eb7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254bcb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1ed016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241da8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24da87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254bcb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25abab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3c2335" style:font-size-asian="12pt" style:font-weight-asian="bold" style:font-size-complex="12pt" style:font-weight-complex="bold"/>
    </style:style>
    <style:style style:name="T14" style:family="text">
      <style:text-properties officeooo:rsid="001d531a"/>
    </style:style>
    <style:style style:name="T15" style:family="text">
      <style:text-properties officeooo:rsid="001e6274"/>
    </style:style>
    <style:style style:name="T16" style:family="text">
      <style:text-properties officeooo:rsid="00234302"/>
    </style:style>
    <style:style style:name="T17" style:family="text">
      <style:text-properties officeooo:rsid="00254bcb"/>
    </style:style>
    <style:style style:name="T18" style:family="text">
      <style:text-properties fo:font-style="italic" fo:font-weight="normal" fo:background-color="#ff8000" loext:char-shading-value="0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b3b35" fo:background-color="#ff8000" loext:char-shading-value="0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78ea9" fo:background-color="#ff8000" loext:char-shading-value="0" style:font-style-asian="italic" style:font-weight-asian="normal" style:font-style-complex="italic" style:font-weight-complex="normal"/>
    </style:style>
    <style:style style:name="T21" style:family="text">
      <style:text-properties officeooo:rsid="001e61d2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e61d2" style:font-weight-asian="normal" style:font-weight-complex="normal"/>
    </style:style>
    <style:style style:name="T24" style:family="text">
      <style:text-properties fo:font-size="12pt" officeooo:rsid="001cb528" style:font-size-asian="12pt" style:font-size-complex="12pt"/>
    </style:style>
    <style:style style:name="T25" style:family="text">
      <style:text-properties fo:font-size="12pt" officeooo:rsid="001dd1e9" style:font-size-asian="12pt" style:font-size-complex="12pt"/>
    </style:style>
    <style:style style:name="T26" style:family="text">
      <style:text-properties fo:font-size="12pt" officeooo:rsid="001e61d2" style:font-size-asian="12pt" style:font-size-complex="12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e61d2" style:font-weight-asian="bold" style:font-weight-complex="bold"/>
    </style:style>
    <style:style style:name="T29" style:family="text">
      <style:text-properties style:font-name="DejaVu Sans Condensed"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3"><text:span text:style-name="T13">1</text:span><text:span text:style-name="T29">xx - Controls</text:span></text:p>
          </table:table-cell>
          <table:table-cell table:style-name="Table5.B1" office:value-type="string">
            <text:p text:style-name="P23"><text:span text:style-name="T29">2xx - Ground</text:span></text:p>
          </table:table-cell>
          <table:table-cell table:style-name="Table5.C1" office:value-type="string">
            <text:p text:style-name="P23"><text:span text:style-name="T29">3xx - Flight</text:span></text:p>
          </table:table-cell>
          <table:table-cell table:style-name="Table5.D1" office:value-type="string">
            <text:p text:style-name="P23"><text:span text:style-name="T29">4xx - A2A</text:span></text:p>
          </table:table-cell>
          <table:table-cell table:style-name="Table5.A1" office:value-type="string">
            <text:p text:style-name="P23"><text:span text:style-name="T29">5xx - A2G</text:span></text:p>
          </table:table-cell>
          <table:table-cell table:style-name="Table5.F1" office:value-type="string">
            <text:p text:style-name="P23"><text:span text:style-name="T29">6xx - Misc</text:span></text:p>
          </table:table-cell>
        </table:table-row>
      </table:table>
      <text:p text:style-name="P16"><text:span text:style-name="T10">4</text:span><text:span text:style-name="T12">0</text:span><text:span text:style-name="T10">1</text:span><text:span text:style-name="T9"> - </text:span><text:span text:style-name="T7">A/</text:span><text:span text:style-name="T8">A - </text:span><text:span text:style-name="T9">All</text:span></text:p>
      <text:p text:style-name="P1"/>
      <text:p text:style-name="P3">NOTE: 6 G limit when faster than Mach 0.85. <text:s/>Slow down to pull more Gs.</text:p>
      <text:p text:style-name="P4">Corner speed: 370 to 390 kts</text:p>
      <text:p text:style-name="P1"/>
      <text:p text:style-name="P2">All</text:p>
      <text:p text:style-name="P2">Master Arm ... ON</text:p>
      <text:p text:style-name="P2">Master Mode ... A/<text:span text:style-name="T14">A </text:span><text:span text:style-name="T17">(Pinky Switch up)</text:span></text:p>
      <text:p text:style-name="P6"/>
      <text:p text:style-name="P13"><text:span text:style-name="T17">PL-5EII IR missile with ACM mode</text:span> -- <text:span text:style-name="T19">PANIC MODE -- </text:span><text:span text:style-name="T20">WVR q</text:span><text:span text:style-name="T18">uick engagement </text:span><text:span text:style-name="T20">using ACM radar</text:span></text:p>
      <text:p text:style-name="P14"><text:span text:style-name="T6">WIP needs verification</text:span></text:p>
      <text:list text:style-name="L1">
        <text:list-item>
          <text:p text:style-name="P15"><text:span text:style-name="T11">Dish Hat up</text:span><text:span text:style-name="T5"> to enter </text:span><text:span text:style-name="T11">DGFT</text:span><text:span text:style-name="T5"> Master Mode and automatically select PL-5 missiles.</text:span></text:p>
        </text:list-item>
        <text:list-item>
          <text:p text:style-name="P17"><text:span text:style-name="T6">Gray Reset Hat</text:span><text:span text:style-name="T1"> selects ACM radar mode:</text:span></text:p>
          <text:list>
            <text:list-item>
              <text:p text:style-name="P18">F: BS <text:span text:style-name="T21">mode </text:span>(<text:span text:style-name="T28">b</text:span><text:span text:style-name="T27">oresight</text:span> <text:span text:style-name="T21">scan, 4 deg circle on HUD, range 10 nmi</text:span>)</text:p>
            </text:list-item>
            <text:list-item>
              <text:p text:style-name="P18">B: VT <text:span text:style-name="T21">mode (default) </text:span>(<text:span text:style-name="T27">vertical</text:span> scan, <text:span text:style-name="T21">10 deg horiz x 50 deg vert, range 10 nmi</text:span>)</text:p>
            </text:list-item>
            <text:list-item>
              <text:p text:style-name="P22"><text:span text:style-name="T24">L: SA submode </text:span><text:span text:style-name="T25">(</text:span><text:span text:style-name="T26">unknown function</text:span><text:span text:style-name="T25">??)</text:span></text:p>
            </text:list-item>
            <text:list-item>
              <text:p text:style-name="P19"><text:span text:style-name="T22">R: HA submode </text:span><text:span text:style-name="T23">(</text:span><text:span text:style-name="T28">HUD area</text:span><text:span text:style-name="T23"> scan, range 10 nmi)</text:span></text:p>
            </text:list-item>
          </text:list>
        </text:list-item>
        <text:list-item>
          <text:p text:style-name="P20"><text:span text:style-name="T23">W</text:span><text:span text:style-name="T22">hen you have lock, </text:span><text:span text:style-name="T27">uncage</text:span><text:span text:style-name="T22"> with </text:span><text:span text:style-name="T27">Rear Thumb Button</text:span><text:span text:style-name="T22">.</text:span></text:p>
        </text:list-item>
        <text:list-item>
          <text:p text:style-name="P20"><text:span text:style-name="T22">When you have tone, fire with </text:span><text:span text:style-name="T27">Red Button</text:span><text:span text:style-name="T22">.</text:span></text:p>
        </text:list-item>
        <text:list-item>
          <text:p text:style-name="P21">When finished, <text:span text:style-name="T27">Dish Hat press</text:span> to return to previous Master Mode.</text:p>
        </text:list-item>
      </text:list>
      <text:p text:style-name="P11"/>
      <text:p text:style-name="P7">Radar Modes -- TODO</text:p>
      <text:p text:style-name="P7"/>
      <text:p text:style-name="P7">ACM Modes -- TODO</text:p>
      <text:p text:style-name="P5"/>
      <text:p text:style-name="P7"><text:span text:style-name="T15">SD-10</text:span> STT -- TODO</text:p>
      <text:p text:style-name="P7"/>
      <text:p text:style-name="P12"><text:span text:style-name="T2">SD-10</text:span><text:span text:style-name="T3"> TWS -- TODO</text:span></text:p>
      <text:p text:style-name="P7"/>
      <text:p text:style-name="P12"><text:span text:style-name="T2">PL-</text:span><text:span text:style-name="T4">5EII</text:span><text:span text:style-name="T2"> (IR guided)</text:span><text:span text:style-name="T3"> -- </text:span><text:span text:style-name="T2">TODO</text:span></text:p>
      <text:p text:style-name="P8"/>
      <text:p text:style-name="P9">Gun modes -- TODO</text:p>
      <text:p text:style-name="P9"/>
      <text:p text:style-name="P9"/>
      <text:p text:style-name="P10">PL-5EII - IR all aspect, AIM-9M equivalent</text:p>
      <text:p text:style-name="P10">SD-10 - Active radar, <text:span text:style-name="T16">export version of PL-12, </text:span>AIM-120B/C equivalent (roughly between B and C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26T15:21:19.191000000</dc:date>
    <meta:editing-duration>PT4H16M25S</meta:editing-duration>
    <meta:editing-cycles>27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31" meta:word-count="222" meta:character-count="1100" meta:non-whitespace-character-count="917"/>
  </office:meta>
</office:document-meta>
</file>